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e1be" officeooo:paragraph-rsid="001ae1be"/>
    </style:style>
    <style:style style:name="P2" style:family="paragraph" style:parent-style-name="Standard">
      <style:text-properties officeooo:rsid="001fbba9" officeooo:paragraph-rsid="001fbba9"/>
    </style:style>
    <style:style style:name="P3" style:family="paragraph" style:parent-style-name="Standard">
      <style:text-properties officeooo:rsid="001b8b30" officeooo:paragraph-rsid="00269371"/>
    </style:style>
    <style:style style:name="P4" style:family="paragraph" style:parent-style-name="Standard">
      <style:text-properties officeooo:rsid="001b8b30" officeooo:paragraph-rsid="0026f877"/>
    </style:style>
    <style:style style:name="P5" style:family="paragraph" style:parent-style-name="Standard">
      <style:text-properties officeooo:rsid="001ae1be" officeooo:paragraph-rsid="001ae1be"/>
    </style:style>
    <style:style style:name="P6" style:family="paragraph" style:parent-style-name="Standard">
      <style:text-properties officeooo:rsid="001ae1be" officeooo:paragraph-rsid="00269371"/>
    </style:style>
    <style:style style:name="T1" style:family="text">
      <style:text-properties officeooo:rsid="001b8b30"/>
    </style:style>
    <style:style style:name="T2" style:family="text">
      <style:text-properties officeooo:rsid="001cafab"/>
    </style:style>
    <style:style style:name="T3" style:family="text">
      <style:text-properties officeooo:rsid="001fbba9"/>
    </style:style>
    <style:style style:name="T4" style:family="text">
      <style:text-properties officeooo:rsid="0021465f"/>
    </style:style>
    <style:style style:name="T5" style:family="text">
      <style:text-properties officeooo:rsid="00252049"/>
    </style:style>
    <style:style style:name="T6" style:family="text">
      <style:text-properties officeooo:rsid="00269371"/>
    </style:style>
    <style:style style:name="T7" style:family="text">
      <style:text-properties officeooo:rsid="0026f877"/>
    </style:style>
    <style:style style:name="T8" style:family="text">
      <style:text-properties officeooo:rsid="00284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ar Graduate Committee</text:p>
      <text:p text:style-name="P1"/>
      <text:p text:style-name="P6">I am writing to <text:span text:style-name="T3">express my interest in</text:span> Concordia's Studio Arts (Painting and Drawing) <text:span text:style-name="T3">Master of Fine Arts</text:span>. <text:s/>I am looking for a Master's to challenge my critical and technical ability as a contemporary artist specializing in painting, <text:span text:style-name="T3">and</text:span> <text:span text:style-name="T3">provide teaching opportunities. <text:s/>The q</text:span>ualit<text:span text:style-name="T3">y</text:span> of <text:span text:style-name="T6">Concordia's </text:span>guest <text:span text:style-name="T3">lecturers</text:span>, <text:span text:style-name="T6">a dynamic,</text:span> diverse faculty and studio size attract me to the program. </text:p>
      <text:p text:style-name="P1"/>
      <text:p text:style-name="P1">I became serious about pursuing art while in my undergrad at Brandon University. <text:s/>A demanding environment <text:span text:style-name="T3">emphasizing discussion about technical execution and concept</text:span> was challenging and stimulating. <text:s/>I <text:span text:style-name="T6">explored</text:span> conversations about art history ( ) and notions of ugly and beauty ( ). <text:s text:c="2"/><text:span text:style-name="T3">In </text:span>third year, I became comfortable in technique and developed a looser paint handling, interested in <text:span text:style-name="T3">capturing</text:span> light on textured surfaces. <text:s/>One problematic element in my work was representing and borrowing visual material from other cultures. <text:s text:c="2"/>In 2014 I <text:span text:style-name="T3">participated</text:span> in ArtJerusalem, a six week study abroad program <text:span text:style-name="T3">at </text:span>Bezalel Academy of Art and Design, <text:span text:style-name="T3">Jerusalem, Israel</text:span>. <text:s/>() I became a tourist and <text:span text:style-name="T6">simply</text:span> painted <text:span text:style-name="T3">my </text:span>observations. ( ) Bezalel<text:span text:style-name="T3">'s rigorous</text:span> formal studios sharpened my drawing and painting ability from life () and photography. (). <text:s/><text:span text:style-name="T6">Furthermore, the conceptual class “Tourist Trap” began my thinking about authenticity, geography and tourism. ( ) <text:s text:c="2"/></text:span>Returning to Canada, I was exposed to Decol<text:span text:style-name="T3">o</text:span>nialism theory and reacted to this in a performance/<text:span text:style-name="T4">painted</text:span> piece () but then <text:span text:style-name="T5">turned to </text:span>social issues <text:span text:style-name="T1">affecting the prairies</text:span> that affected and concerned me . <text:s/>( ) <text:s/>( ) <text:s/><text:span text:style-name="T1"><text:s/>In final year I transformed a large body of rejected children's art from the three years I had directed a rural Art Program as Summer Assistant with the MidWest Arts Centre, by drawing into their works .() <text:s text:c="2"/>My obsession with the local, the dejected and rejected cumulated in a 99-piece drawing series of the local bus stop () .</text:span></text:p>
      <text:p text:style-name="P3"/>
      <text:p text:style-name="P4">Since moving to Montreal I have been <text:span text:style-name="T4">preoccupied</text:span> with surroundings and <text:span text:style-name="T4">capturing</text:span> light on surfaces. <text:s/>() My conceptual interest lies in rejected materials, authenticity and tourism. <text:s/>I believe waste products are <text:span text:style-name="T8">a telling portrait of society, the authentic image that comes after an ad, and tourism is a visual representation of the desired escape. <text:s/>In my experiences in rural Manitoba, Israel and Montreal, I have striven to find communities to participate in, rather than being a spectator, to get past the advertised images and find “authentic” community. <text:s text:c="2"/>In 2016, I have had the honour of participating in three solo and group shows in rural Manitoba, which have strengthened my desire to create work relevant to the public. <text:s/></text:span>The Questions that plague me are the value of art to the community and galleries, rejected art, art as a consumed mass-produced consumable object, art that becomes landfill. <text:s/></text:p>
      <text:p text:style-name="P3"/>
      <text:p text:style-name="P3"><text:span text:style-name="T2">Concordia is the critical contemporary art community, backed with strong foundational historical awareness, that I want to become part of and contribute to. <text:s/>I would use the MFA to create a series of large, multi-media paintings utilizing images from Montreal-related tourism and advertising to question concepts of community, identity and authenticity. <text:s/>Having been exposed to the larger art community, I will be equipped to 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09:49:29.398000000</meta:creation-date>
    <dc:date>2016-12-18T21:51:37.103000000</dc:date>
    <meta:editing-duration>P3DT18H43M1S</meta:editing-duration>
    <meta:editing-cycles>6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6" meta:word-count="512" meta:character-count="3234" meta:non-whitespace-character-count="2695"/>
  </office:meta>
</office:document-meta>
</file>